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20">
      <style:text-properties fo:font-size="8pt" style:font-size-asian="8pt" style:font-size-complex="8pt"/>
    </style:style>
    <style:style style:name="ce6" style:family="table-cell" style:parent-style-name="Default" style:data-style-name="N120">
      <style:table-cell-properties fo:background-color="#00a933"/>
      <style:text-properties fo:font-size="8pt" style:font-size-asian="8pt" style:font-size-complex="8pt"/>
    </style:style>
    <style:style style:name="ce7" style:family="table-cell" style:parent-style-name="Default" style:data-style-name="N120">
      <style:table-cell-properties fo:background-color="#ffff00"/>
      <style:text-properties fo:font-size="8pt" style:font-size-asian="8pt" style:font-size-complex="8pt"/>
    </style:style>
    <style:style style:name="ce12" style:family="table-cell" style:parent-style-name="Default" style:data-style-name="N120">
      <style:table-cell-properties fo:background-color="#ff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dbb6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benchmark_370_False_10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4"/>
        <table:table-column table:style-name="co3" table:number-columns-repeated="2" table:default-cell-style-name="ce1"/>
        <table:table-column table:style-name="co4" table:number-columns-repeated="1007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3 GiB dataset (20.000x20.000), 80 kB chunks (100x100), 40.000 chunk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3 GiB dataset (20.000x20.000), 30 MB chunks (2.000x2.000) , 100 chunk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Fine chunking overhead</text:p>
          </table:table-cell>
          <table:covered-table-cell table:style-name="ce16"/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Master</text:p>
          </table:table-cell>
          <table:table-cell table:style-name="ce3" office:value-type="string" calcext:value-type="string">
            <text:p>#3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file</text:p>
          </table:table-cell>
          <table:table-cell office:value-type="float" office:value="0.762170553207398" calcext:value-type="float">
            <text:p>0.762</text:p>
          </table:table-cell>
          <table:table-cell office:value-type="float" office:value="0.788806915283203" calcext:value-type="float">
            <text:p>0.789</text:p>
          </table:table-cell>
          <table:table-cell table:formula="of:=[.D3]-[.C3]" office:value-type="float" office:value="0.0266363620758057" calcext:value-type="float">
            <text:p>0.027</text:p>
          </table:table-cell>
          <table:table-cell office:value-type="float" office:value="0.00309896469116211" calcext:value-type="float">
            <text:p>0.003</text:p>
          </table:table-cell>
          <table:table-cell table:style-name="ce4" office:value-type="float" office:value="0.00360822677612305" calcext:value-type="float">
            <text:p>0.004</text:p>
          </table:table-cell>
          <table:table-cell table:style-name="ce4" table:formula="of:=[.G3]-[.F3]" office:value-type="float" office:value="0.000509262084960938" calcext:value-type="float">
            <text:p>0.001</text:p>
          </table:table-cell>
          <table:table-cell table:style-name="ce4" table:formula="of:=[.C3]-[.F3]" office:value-type="float" office:value="0.759071588516235" calcext:value-type="float">
            <text:p>0.759</text:p>
          </table:table-cell>
          <table:table-cell table:style-name="ce4" table:formula="of:=[.D3]-[.G3]" office:value-type="float" office:value="0.78519868850708" calcext:value-type="float">
            <text:p>0.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open dataset</text:p>
          </table:table-cell>
          <table:table-cell office:value-type="float" office:value="0.000261545181274414" calcext:value-type="float">
            <text:p>0.000</text:p>
          </table:table-cell>
          <table:table-cell office:value-type="float" office:value="0.000377655029296875" calcext:value-type="float">
            <text:p>0.000</text:p>
          </table:table-cell>
          <table:table-cell table:formula="of:=[.D4]-[.C4]" office:value-type="float" office:value="0.000116109848022461" calcext:value-type="float">
            <text:p>0.000</text:p>
          </table:table-cell>
          <table:table-cell office:value-type="float" office:value="0.0000903606414794922" calcext:value-type="float">
            <text:p>0.000</text:p>
          </table:table-cell>
          <table:table-cell table:style-name="ce4" office:value-type="float" office:value="0.00010228157043457" calcext:value-type="float">
            <text:p>0.000</text:p>
          </table:table-cell>
          <table:table-cell table:style-name="ce4" table:formula="of:=[.G4]-[.F4]" office:value-type="float" office:value="0.0000119209289550781" calcext:value-type="float">
            <text:p>0.000</text:p>
          </table:table-cell>
          <table:table-cell table:style-name="ce4" table:formula="of:=[.C4]-[.F4]" office:value-type="float" office:value="0.000171184539794922" calcext:value-type="float">
            <text:p>0.000</text:p>
          </table:table-cell>
          <table:table-cell table:style-name="ce4" table:formula="of:=[.D4]-[.G4]" office:value-type="float" office:value="0.000275373458862305" calcext:value-type="float">
            <text:p>0.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staged_changes</text:p>
          </table:table-cell>
          <table:table-cell office:value-type="float" office:value="0.0000400543212890625" calcext:value-type="float">
            <text:p>0.000</text:p>
          </table:table-cell>
          <table:table-cell office:value-type="float" office:value="0.182804822921753" calcext:value-type="float">
            <text:p>0.183</text:p>
          </table:table-cell>
          <table:table-cell table:formula="of:=[.D5]-[.C5]" office:value-type="float" office:value="0.182764768600464" calcext:value-type="float">
            <text:p>0.183</text:p>
          </table:table-cell>
          <table:table-cell office:value-type="float" office:value="0.0000290870666503906" calcext:value-type="float">
            <text:p>0.000</text:p>
          </table:table-cell>
          <table:table-cell table:style-name="ce4" office:value-type="float" office:value="0.000514745712280273" calcext:value-type="float">
            <text:p>0.001</text:p>
          </table:table-cell>
          <table:table-cell table:style-name="ce4" table:formula="of:=[.G5]-[.F5]" office:value-type="float" office:value="0.000485658645629883" calcext:value-type="float">
            <text:p>0.000</text:p>
          </table:table-cell>
          <table:table-cell table:style-name="ce4" table:formula="of:=[.C5]-[.F5]" office:value-type="float" office:value="0.0000109672546386719" calcext:value-type="float">
            <text:p>0.000</text:p>
          </table:table-cell>
          <table:table-cell table:style-name="ce4" table:formula="of:=[.D5]-[.G5]" office:value-type="float" office:value="0.182290077209473" calcext:value-type="float">
            <text:p>0.1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build data_dict</text:p>
          </table:table-cell>
          <table:table-cell office:value-type="float" office:value="0.513276815414429" calcext:value-type="float">
            <text:p>0.513</text:p>
          </table:table-cell>
          <table:table-cell office:value-type="float" office:value="0.522295236587524" calcext:value-type="float">
            <text:p>0.522</text:p>
          </table:table-cell>
          <table:table-cell table:formula="of:=[.D6]-[.C6]" office:value-type="float" office:value="0.0090184211730957" calcext:value-type="float">
            <text:p>0.009</text:p>
          </table:table-cell>
          <table:table-cell office:value-type="float" office:value="0.00114035606384277" calcext:value-type="float">
            <text:p>0.001</text:p>
          </table:table-cell>
          <table:table-cell table:style-name="ce4" office:value-type="float" office:value="0.0221977233886719" calcext:value-type="float">
            <text:p>0.022</text:p>
          </table:table-cell>
          <table:table-cell table:style-name="ce4" table:formula="of:=[.G6]-[.F6]" office:value-type="float" office:value="0.0210573673248291" calcext:value-type="float">
            <text:p>0.021</text:p>
          </table:table-cell>
          <table:table-cell table:style-name="ce4" table:formula="of:=[.C6]-[.F6]" office:value-type="float" office:value="0.512136459350586" calcext:value-type="float">
            <text:p>0.512</text:p>
          </table:table-cell>
          <table:table-cell table:style-name="ce4" table:formula="of:=[.D6]-[.G6]" office:value-type="float" office:value="0.500097513198853" calcext:value-type="float">
            <text:p>0.5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age_version without activity</text:p>
          </table:table-cell>
          <table:table-cell office:value-type="string" calcext:value-type="string">
            <text:p>commit</text:p>
          </table:table-cell>
          <table:table-cell office:value-type="float" office:value="2.40700578689575" calcext:value-type="float">
            <text:p>2.407</text:p>
          </table:table-cell>
          <table:table-cell table:style-name="ce6" office:value-type="float" office:value="0.974891424179077" calcext:value-type="float">
            <text:p>0.975</text:p>
          </table:table-cell>
          <table:table-cell table:style-name="ce6" table:formula="of:=[.D7]-[.C7]" office:value-type="float" office:value="-1.43211436271667" calcext:value-type="float">
            <text:p>-1.432</text:p>
          </table:table-cell>
          <table:table-cell office:value-type="float" office:value="0.00719213485717773" calcext:value-type="float">
            <text:p>0.007</text:p>
          </table:table-cell>
          <table:table-cell table:style-name="ce4" office:value-type="float" office:value="0.00388836860656738" calcext:value-type="float">
            <text:p>0.004</text:p>
          </table:table-cell>
          <table:table-cell table:style-name="ce4" table:formula="of:=[.G7]-[.F7]" office:value-type="float" office:value="-0.00330376625061035" calcext:value-type="float">
            <text:p>-0.003</text:p>
          </table:table-cell>
          <table:table-cell table:style-name="ce4" table:formula="of:=[.C7]-[.F7]" office:value-type="float" office:value="2.39981365203857" calcext:value-type="float">
            <text:p>2.400</text:p>
          </table:table-cell>
          <table:table-cell table:style-name="ce4" table:formula="of:=[.D7]-[.G7]" office:value-type="float" office:value="0.97100305557251" calcext:value-type="float">
            <text:p>0.9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dset[c:] = v</text:p>
          </table:table-cell>
          <table:table-cell office:value-type="float" office:value="3.7079770565033" calcext:value-type="float">
            <text:p>3.708</text:p>
          </table:table-cell>
          <table:table-cell table:style-name="ce6" office:value-type="float" office:value="0.888750076293945" calcext:value-type="float">
            <text:p>0.889</text:p>
          </table:table-cell>
          <table:table-cell table:style-name="ce6" table:formula="of:=[.D8]-[.C8]" office:value-type="float" office:value="-2.81922698020935" calcext:value-type="float">
            <text:p>-2.819</text:p>
          </table:table-cell>
          <table:table-cell office:value-type="float" office:value="1.80326437950134" calcext:value-type="float">
            <text:p>1.803</text:p>
          </table:table-cell>
          <table:table-cell table:style-name="ce6" office:value-type="float" office:value="0.461287975311279" calcext:value-type="float">
            <text:p>0.461</text:p>
          </table:table-cell>
          <table:table-cell table:style-name="ce6" table:formula="of:=[.G8]-[.F8]" office:value-type="float" office:value="-1.34197640419006" calcext:value-type="float">
            <text:p>-1.342</text:p>
          </table:table-cell>
          <table:table-cell table:style-name="ce4" table:formula="of:=[.C8]-[.F8]" office:value-type="float" office:value="1.90471267700195" calcext:value-type="float">
            <text:p>1.905</text:p>
          </table:table-cell>
          <table:table-cell table:style-name="ce4" table:formula="of:=[.D8]-[.G8]" office:value-type="float" office:value="0.427462100982666" calcext:value-type="float">
            <text:p>0.4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whole chunks not in memory</text:p>
          </table:table-cell>
          <table:table-cell office:value-type="string" calcext:value-type="string">
            <text:p>commit</text:p>
          </table:table-cell>
          <table:table-cell office:value-type="float" office:value="9.56660652160645" calcext:value-type="float">
            <text:p>9.567</text:p>
          </table:table-cell>
          <table:table-cell office:value-type="float" office:value="9.57956767082214" calcext:value-type="float">
            <text:p>9.580</text:p>
          </table:table-cell>
          <table:table-cell table:formula="of:=[.D9]-[.C9]" office:value-type="float" office:value="0.0129611492156982" calcext:value-type="float">
            <text:p>0.013</text:p>
          </table:table-cell>
          <table:table-cell office:value-type="float" office:value="7.71097087860107" calcext:value-type="float">
            <text:p>7.711</text:p>
          </table:table-cell>
          <table:table-cell table:style-name="ce4" office:value-type="float" office:value="7.5607283115387" calcext:value-type="float">
            <text:p>7.561</text:p>
          </table:table-cell>
          <table:table-cell table:style-name="ce4" table:formula="of:=[.G9]-[.F9]" office:value-type="float" office:value="-0.150242567062378" calcext:value-type="float">
            <text:p>-0.150</text:p>
          </table:table-cell>
          <table:table-cell table:style-name="ce4" table:formula="of:=[.C9]-[.F9]" office:value-type="float" office:value="1.85563564300537" calcext:value-type="float">
            <text:p>1.856</text:p>
          </table:table-cell>
          <table:table-cell table:style-name="ce4" table:formula="of:=[.D9]-[.G9]" office:value-type="float" office:value="2.01883935928345" calcext:value-type="float">
            <text:p>2.0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dset[::c, ::c] = v</text:p>
          </table:table-cell>
          <table:table-cell office:value-type="float" office:value="2.66974115371704" calcext:value-type="float">
            <text:p>2.670</text:p>
          </table:table-cell>
          <table:table-cell table:style-name="ce6" office:value-type="float" office:value="1.0486171245575" calcext:value-type="float">
            <text:p>1.049</text:p>
          </table:table-cell>
          <table:table-cell table:style-name="ce6" table:formula="of:=[.D10]-[.C10]" office:value-type="float" office:value="-1.62112402915955" calcext:value-type="float">
            <text:p>-1.621</text:p>
          </table:table-cell>
          <table:table-cell office:value-type="float" office:value="1.57007956504822" calcext:value-type="float">
            <text:p>1.570</text:p>
          </table:table-cell>
          <table:table-cell table:style-name="ce6" office:value-type="float" office:value="0.613317012786865" calcext:value-type="float">
            <text:p>0.613</text:p>
          </table:table-cell>
          <table:table-cell table:style-name="ce6" table:formula="of:=[.G10]-[.F10]" office:value-type="float" office:value="-0.956762552261353" calcext:value-type="float">
            <text:p>-0.957</text:p>
          </table:table-cell>
          <table:table-cell table:style-name="ce4" table:formula="of:=[.C10]-[.F10]" office:value-type="float" office:value="1.09966158866882" calcext:value-type="float">
            <text:p>1.100</text:p>
          </table:table-cell>
          <table:table-cell table:style-name="ce4" table:formula="of:=[.D10]-[.G10]" office:value-type="float" office:value="0.43530011177063" calcext:value-type="float">
            <text:p>0.4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__setitem__ of parts of chunks (target all chunks)</text:p>
          </table:table-cell>
          <table:table-cell office:value-type="string" calcext:value-type="string">
            <text:p>commit</text:p>
          </table:table-cell>
          <table:table-cell office:value-type="float" office:value="9.63555431365967" calcext:value-type="float">
            <text:p>9.636</text:p>
          </table:table-cell>
          <table:table-cell table:style-name="ce7" office:value-type="float" office:value="10.0779552459717" calcext:value-type="float">
            <text:p>10.078</text:p>
          </table:table-cell>
          <table:table-cell table:style-name="ce7" table:formula="of:=[.D11]-[.C11]" office:value-type="float" office:value="0.442400932312012" calcext:value-type="float">
            <text:p>0.442</text:p>
          </table:table-cell>
          <table:table-cell office:value-type="float" office:value="8.27723431587219" calcext:value-type="float">
            <text:p>8.277</text:p>
          </table:table-cell>
          <table:table-cell table:style-name="ce4" office:value-type="float" office:value="8.35387992858887" calcext:value-type="float">
            <text:p>8.354</text:p>
          </table:table-cell>
          <table:table-cell table:style-name="ce4" table:formula="of:=[.G11]-[.F11]" office:value-type="float" office:value="0.0766456127166748" calcext:value-type="float">
            <text:p>0.077</text:p>
          </table:table-cell>
          <table:table-cell table:style-name="ce4" table:formula="of:=[.C11]-[.F11]" office:value-type="float" office:value="1.35831999778748" calcext:value-type="float">
            <text:p>1.358</text:p>
          </table:table-cell>
          <table:table-cell table:style-name="ce4" table:formula="of:=[.D11]-[.G11]" office:value-type="float" office:value="1.72407531738281" calcext:value-type="float">
            <text:p>1.7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dset[::c*2, ::c] = v</text:p>
          </table:table-cell>
          <table:table-cell office:value-type="float" office:value="1.69818329811096" calcext:value-type="float">
            <text:p>1.698</text:p>
          </table:table-cell>
          <table:table-cell table:style-name="ce6" office:value-type="float" office:value="0.608577013015747" calcext:value-type="float">
            <text:p>0.609</text:p>
          </table:table-cell>
          <table:table-cell table:style-name="ce6" table:formula="of:=[.D12]-[.C12]" office:value-type="float" office:value="-1.08960628509521" calcext:value-type="float">
            <text:p>-1.090</text:p>
          </table:table-cell>
          <table:table-cell office:value-type="float" office:value="0.771639823913574" calcext:value-type="float">
            <text:p>0.772</text:p>
          </table:table-cell>
          <table:table-cell table:style-name="ce6" office:value-type="float" office:value="0.317782878875732" calcext:value-type="float">
            <text:p>0.318</text:p>
          </table:table-cell>
          <table:table-cell table:style-name="ce6" table:formula="of:=[.G12]-[.F12]" office:value-type="float" office:value="-0.453856945037842" calcext:value-type="float">
            <text:p>-0.454</text:p>
          </table:table-cell>
          <table:table-cell table:style-name="ce4" table:formula="of:=[.C12]-[.F12]" office:value-type="float" office:value="0.926543474197388" calcext:value-type="float">
            <text:p>0.927</text:p>
          </table:table-cell>
          <table:table-cell table:style-name="ce4" table:formula="of:=[.D12]-[.G12]" office:value-type="float" office:value="0.290794134140015" calcext:value-type="float">
            <text:p>0.2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outer axis)</text:p>
          </table:table-cell>
          <table:table-cell office:value-type="string" calcext:value-type="string">
            <text:p>commit</text:p>
          </table:table-cell>
          <table:table-cell office:value-type="float" office:value="5.7877824306488" calcext:value-type="float">
            <text:p>5.788</text:p>
          </table:table-cell>
          <table:table-cell table:style-name="ce7" office:value-type="float" office:value="6.39081168174744" calcext:value-type="float">
            <text:p>6.391</text:p>
          </table:table-cell>
          <table:table-cell table:style-name="ce7" table:formula="of:=[.D13]-[.C13]" office:value-type="float" office:value="0.603029251098633" calcext:value-type="float">
            <text:p>0.603</text:p>
          </table:table-cell>
          <table:table-cell office:value-type="float" office:value="4.12742042541504" calcext:value-type="float">
            <text:p>4.127</text:p>
          </table:table-cell>
          <table:table-cell table:style-name="ce7" office:value-type="float" office:value="4.61978650093079" calcext:value-type="float">
            <text:p>4.620</text:p>
          </table:table-cell>
          <table:table-cell table:style-name="ce7" table:formula="of:=[.G13]-[.F13]" office:value-type="float" office:value="0.492366075515747" calcext:value-type="float">
            <text:p>0.492</text:p>
          </table:table-cell>
          <table:table-cell table:style-name="ce4" table:formula="of:=[.C13]-[.F13]" office:value-type="float" office:value="1.66036200523376" calcext:value-type="float">
            <text:p>1.660</text:p>
          </table:table-cell>
          <table:table-cell table:style-name="ce4" table:formula="of:=[.D13]-[.G13]" office:value-type="float" office:value="1.77102518081665" calcext:value-type="float">
            <text:p>1.7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dset[::c, ::c*2] = v</text:p>
          </table:table-cell>
          <table:table-cell office:value-type="float" office:value="1.85320115089417" calcext:value-type="float">
            <text:p>1.853</text:p>
          </table:table-cell>
          <table:table-cell table:style-name="ce6" office:value-type="float" office:value="0.609161376953125" calcext:value-type="float">
            <text:p>0.609</text:p>
          </table:table-cell>
          <table:table-cell table:style-name="ce6" table:formula="of:=[.D14]-[.C14]" office:value-type="float" office:value="-1.24403977394104" calcext:value-type="float">
            <text:p>-1.244</text:p>
          </table:table-cell>
          <table:table-cell office:value-type="float" office:value="0.788924694061279" calcext:value-type="float">
            <text:p>0.789</text:p>
          </table:table-cell>
          <table:table-cell table:style-name="ce6" office:value-type="float" office:value="0.316491842269897" calcext:value-type="float">
            <text:p>0.316</text:p>
          </table:table-cell>
          <table:table-cell table:style-name="ce6" table:formula="of:=[.G14]-[.F14]" office:value-type="float" office:value="-0.472432851791382" calcext:value-type="float">
            <text:p>-0.472</text:p>
          </table:table-cell>
          <table:table-cell table:style-name="ce4" table:formula="of:=[.C14]-[.F14]" office:value-type="float" office:value="1.06427645683289" calcext:value-type="float">
            <text:p>1.064</text:p>
          </table:table-cell>
          <table:table-cell table:style-name="ce4" table:formula="of:=[.D14]-[.G14]" office:value-type="float" office:value="0.292669534683228" calcext:value-type="float">
            <text:p>0.2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target every other chunk on inner axis)</text:p>
          </table:table-cell>
          <table:table-cell office:value-type="string" calcext:value-type="string">
            <text:p>commit</text:p>
          </table:table-cell>
          <table:table-cell office:value-type="float" office:value="5.81335067749023" calcext:value-type="float">
            <text:p>5.813</text:p>
          </table:table-cell>
          <table:table-cell table:style-name="ce7" office:value-type="float" office:value="6.32080602645874" calcext:value-type="float">
            <text:p>6.321</text:p>
          </table:table-cell>
          <table:table-cell table:style-name="ce7" table:formula="of:=[.D15]-[.C15]" office:value-type="float" office:value="0.507455348968506" calcext:value-type="float">
            <text:p>0.507</text:p>
          </table:table-cell>
          <table:table-cell office:value-type="float" office:value="4.43760919570923" calcext:value-type="float">
            <text:p>4.438</text:p>
          </table:table-cell>
          <table:table-cell table:style-name="ce6" office:value-type="float" office:value="4.05450320243835" calcext:value-type="float">
            <text:p>4.055</text:p>
          </table:table-cell>
          <table:table-cell table:style-name="ce6" table:formula="of:=[.G15]-[.F15]" office:value-type="float" office:value="-0.383105993270874" calcext:value-type="float">
            <text:p>-0.383</text:p>
          </table:table-cell>
          <table:table-cell table:style-name="ce4" table:formula="of:=[.C15]-[.F15]" office:value-type="float" office:value="1.37574148178101" calcext:value-type="float">
            <text:p>1.376</text:p>
          </table:table-cell>
          <table:table-cell table:style-name="ce4" table:formula="of:=[.D15]-[.G15]" office:value-type="float" office:value="2.26630282402039" calcext:value-type="float">
            <text:p>2.2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dset[::c*2, ::c*2] = v</text:p>
          </table:table-cell>
          <table:table-cell office:value-type="float" office:value="1.18959093093872" calcext:value-type="float">
            <text:p>1.190</text:p>
          </table:table-cell>
          <table:table-cell table:style-name="ce6" office:value-type="float" office:value="0.391510248184204" calcext:value-type="float">
            <text:p>0.392</text:p>
          </table:table-cell>
          <table:table-cell table:style-name="ce6" table:formula="of:=[.D16]-[.C16]" office:value-type="float" office:value="-0.798080682754517" calcext:value-type="float">
            <text:p>-0.798</text:p>
          </table:table-cell>
          <table:table-cell office:value-type="float" office:value="0.393604040145874" calcext:value-type="float">
            <text:p>0.394</text:p>
          </table:table-cell>
          <table:table-cell table:style-name="ce6" office:value-type="float" office:value="0.154031038284302" calcext:value-type="float">
            <text:p>0.154</text:p>
          </table:table-cell>
          <table:table-cell table:style-name="ce6" table:formula="of:=[.G16]-[.F16]" office:value-type="float" office:value="-0.239573001861572" calcext:value-type="float">
            <text:p>-0.240</text:p>
          </table:table-cell>
          <table:table-cell table:style-name="ce4" table:formula="of:=[.C16]-[.F16]" office:value-type="float" office:value="0.795986890792847" calcext:value-type="float">
            <text:p>0.796</text:p>
          </table:table-cell>
          <table:table-cell table:style-name="ce4" table:formula="of:=[.D16]-[.G16]" office:value-type="float" office:value="0.237479209899902" calcext:value-type="float">
            <text:p>0.2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titem of parts of chunks (checkers pattern)</text:p>
          </table:table-cell>
          <table:table-cell office:value-type="string" calcext:value-type="string">
            <text:p>commit</text:p>
          </table:table-cell>
          <table:table-cell office:value-type="float" office:value="3.91635894775391" calcext:value-type="float">
            <text:p>3.916</text:p>
          </table:table-cell>
          <table:table-cell table:style-name="ce7" office:value-type="float" office:value="4.53856372833252" calcext:value-type="float">
            <text:p>4.539</text:p>
          </table:table-cell>
          <table:table-cell table:style-name="ce7" table:formula="of:=[.D17]-[.C17]" office:value-type="float" office:value="0.622204780578613" calcext:value-type="float">
            <text:p>0.622</text:p>
          </table:table-cell>
          <table:table-cell office:value-type="float" office:value="2.09537172317505" calcext:value-type="float">
            <text:p>2.095</text:p>
          </table:table-cell>
          <table:table-cell table:style-name="ce7" office:value-type="float" office:value="2.34626317024231" calcext:value-type="float">
            <text:p>2.346</text:p>
          </table:table-cell>
          <table:table-cell table:style-name="ce7" table:formula="of:=[.G17]-[.F17]" office:value-type="float" office:value="0.250891447067261" calcext:value-type="float">
            <text:p>0.251</text:p>
          </table:table-cell>
          <table:table-cell table:style-name="ce4" table:formula="of:=[.C17]-[.F17]" office:value-type="float" office:value="1.82098722457886" calcext:value-type="float">
            <text:p>1.821</text:p>
          </table:table-cell>
          <table:table-cell table:style-name="ce4" table:formula="of:=[.D17]-[.G17]" office:value-type="float" office:value="2.19230055809021" calcext:value-type="float">
            <text:p>2.19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1</text:p>
          </table:table-cell>
          <table:table-cell office:value-type="string" calcext:value-type="string">
            <text:p>dset[()]</text:p>
          </table:table-cell>
          <table:table-cell office:value-type="float" office:value="2.69380068778992" calcext:value-type="float">
            <text:p>2.694</text:p>
          </table:table-cell>
          <table:table-cell table:style-name="ce6" office:value-type="float" office:value="1.2978982925415" calcext:value-type="float">
            <text:p>1.298</text:p>
          </table:table-cell>
          <table:table-cell table:style-name="ce6" table:formula="of:=[.D18]-[.C18]" office:value-type="float" office:value="-1.39590239524841" calcext:value-type="float">
            <text:p>-1.396</text:p>
          </table:table-cell>
          <table:table-cell office:value-type="float" office:value="2.03303146362305" calcext:value-type="float">
            <text:p>2.033</text:p>
          </table:table-cell>
          <table:table-cell table:style-name="ce6" office:value-type="float" office:value="1.00125288963318" calcext:value-type="float">
            <text:p>1.001</text:p>
          </table:table-cell>
          <table:table-cell table:style-name="ce6" table:formula="of:=[.G18]-[.F18]" office:value-type="float" office:value="-1.03177857398987" calcext:value-type="float">
            <text:p>-1.032</text:p>
          </table:table-cell>
          <table:table-cell table:style-name="ce4" table:formula="of:=[.C18]-[.F18]" office:value-type="float" office:value="0.66076922416687" calcext:value-type="float">
            <text:p>0.661</text:p>
          </table:table-cell>
          <table:table-cell table:style-name="ce4" table:formula="of:=[.D18]-[.G18]" office:value-type="float" office:value="0.296645402908325" calcext:value-type="float">
            <text:p>0.2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1</text:p>
          </table:table-cell>
          <table:table-cell office:value-type="string" calcext:value-type="string">
            <text:p>commit</text:p>
          </table:table-cell>
          <table:table-cell office:value-type="float" office:value="1.00806570053101" calcext:value-type="float">
            <text:p>1.008</text:p>
          </table:table-cell>
          <table:table-cell table:style-name="ce6" office:value-type="float" office:value="0.842756032943726" calcext:value-type="float">
            <text:p>0.843</text:p>
          </table:table-cell>
          <table:table-cell table:style-name="ce6" table:formula="of:=[.D19]-[.C19]" office:value-type="float" office:value="-0.165309667587284" calcext:value-type="float">
            <text:p>-0.165</text:p>
          </table:table-cell>
          <table:table-cell office:value-type="float" office:value="0.00300931930541992" calcext:value-type="float">
            <text:p>0.003</text:p>
          </table:table-cell>
          <table:table-cell table:style-name="ce4" office:value-type="float" office:value="0.0033571720123291" calcext:value-type="float">
            <text:p>0.003</text:p>
          </table:table-cell>
          <table:table-cell table:style-name="ce4" table:formula="of:=[.G19]-[.F19]" office:value-type="float" office:value="0.00034785270690918" calcext:value-type="float">
            <text:p>0.000</text:p>
          </table:table-cell>
          <table:table-cell table:style-name="ce4" table:formula="of:=[.C19]-[.F19]" office:value-type="float" office:value="1.00505638122559" calcext:value-type="float">
            <text:p>1.005</text:p>
          </table:table-cell>
          <table:table-cell table:style-name="ce4" table:formula="of:=[.D19]-[.G19]" office:value-type="float" office:value="0.839398860931397" calcext:value-type="float">
            <text:p>0.8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1</text:p>
          </table:table-cell>
          <table:table-cell office:value-type="string" calcext:value-type="string">
            <text:p>dset[0, 0] = v</text:p>
          </table:table-cell>
          <table:table-cell office:value-type="float" office:value="0.695262908935547" calcext:value-type="float">
            <text:p>0.695</text:p>
          </table:table-cell>
          <table:table-cell table:style-name="ce6" office:value-type="float" office:value="0.186401605606079" calcext:value-type="float">
            <text:p>0.186</text:p>
          </table:table-cell>
          <table:table-cell table:style-name="ce6" table:formula="of:=[.D20]-[.C20]" office:value-type="float" office:value="-0.508861303329468" calcext:value-type="float">
            <text:p>-0.509</text:p>
          </table:table-cell>
          <table:table-cell office:value-type="float" office:value="0.00945448875427246" calcext:value-type="float">
            <text:p>0.009</text:p>
          </table:table-cell>
          <table:table-cell table:style-name="ce4" office:value-type="float" office:value="0.0105249881744385" calcext:value-type="float">
            <text:p>0.011</text:p>
          </table:table-cell>
          <table:table-cell table:style-name="ce4" table:formula="of:=[.G20]-[.F20]" office:value-type="float" office:value="0.00107049942016602" calcext:value-type="float">
            <text:p>0.001</text:p>
          </table:table-cell>
          <table:table-cell table:style-name="ce4" table:formula="of:=[.C20]-[.F20]" office:value-type="float" office:value="0.685808420181274" calcext:value-type="float">
            <text:p>0.686</text:p>
          </table:table-cell>
          <table:table-cell table:style-name="ce4" table:formula="of:=[.D20]-[.G20]" office:value-type="float" office:value="0.175876617431641" calcext:value-type="float">
            <text:p>0.1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1</text:p>
          </table:table-cell>
          <table:table-cell office:value-type="string" calcext:value-type="string">
            <text:p>dset[()]</text:p>
          </table:table-cell>
          <table:table-cell office:value-type="float" office:value="2.66011929512024" calcext:value-type="float">
            <text:p>2.660</text:p>
          </table:table-cell>
          <table:table-cell table:style-name="ce6" office:value-type="float" office:value="1.0381498336792" calcext:value-type="float">
            <text:p>1.038</text:p>
          </table:table-cell>
          <table:table-cell table:style-name="ce6" table:formula="of:=[.D21]-[.C21]" office:value-type="float" office:value="-1.62196946144104" calcext:value-type="float">
            <text:p>-1.622</text:p>
          </table:table-cell>
          <table:table-cell office:value-type="float" office:value="2.2679123878479" calcext:value-type="float">
            <text:p>2.268</text:p>
          </table:table-cell>
          <table:table-cell table:style-name="ce6" office:value-type="float" office:value="0.963646650314331" calcext:value-type="float">
            <text:p>0.964</text:p>
          </table:table-cell>
          <table:table-cell table:style-name="ce6" table:formula="of:=[.G21]-[.F21]" office:value-type="float" office:value="-1.30426573753357" calcext:value-type="float">
            <text:p>-1.304</text:p>
          </table:table-cell>
          <table:table-cell table:style-name="ce4" table:formula="of:=[.C21]-[.F21]" office:value-type="float" office:value="0.392206907272339" calcext:value-type="float">
            <text:p>0.392</text:p>
          </table:table-cell>
          <table:table-cell table:style-name="ce4" table:formula="of:=[.D21]-[.G21]" office:value-type="float" office:value="0.0745031833648682" calcext:value-type="float">
            <text:p>0.0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1</text:p>
          </table:table-cell>
          <table:table-cell office:value-type="string" calcext:value-type="string">
            <text:p>commit</text:p>
          </table:table-cell>
          <table:table-cell office:value-type="float" office:value="4.41043519973755" calcext:value-type="float">
            <text:p>4.410</text:p>
          </table:table-cell>
          <table:table-cell table:style-name="ce6" office:value-type="float" office:value="2.83169889450073" calcext:value-type="float">
            <text:p>2.832</text:p>
          </table:table-cell>
          <table:table-cell table:style-name="ce6" table:formula="of:=[.D22]-[.C22]" office:value-type="float" office:value="-1.57873630523682" calcext:value-type="float">
            <text:p>-1.579</text:p>
          </table:table-cell>
          <table:table-cell office:value-type="float" office:value="5.1704261302948" calcext:value-type="float">
            <text:p>5.170</text:p>
          </table:table-cell>
          <table:table-cell table:style-name="ce6" office:value-type="float" office:value="0.0634794235229492" calcext:value-type="float">
            <text:p>0.063</text:p>
          </table:table-cell>
          <table:table-cell table:style-name="ce6" table:formula="of:=[.G22]-[.F22]" office:value-type="float" office:value="-5.10694670677185" calcext:value-type="float">
            <text:p>-5.107</text:p>
          </table:table-cell>
          <table:table-cell table:style-name="ce4" table:formula="of:=[.C22]-[.F22]" office:value-type="float" office:value="-0.759990930557251" calcext:value-type="float">
            <text:p>-0.760</text:p>
          </table:table-cell>
          <table:table-cell table:style-name="ce4" table:formula="of:=[.D22]-[.G22]" office:value-type="float" office:value="2.76821947097778" calcext:value-type="float">
            <text:p>2.7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2 rows</text:p>
          </table:table-cell>
          <table:table-cell office:value-type="string" calcext:value-type="string">
            <text:p>dset[::2]</text:p>
          </table:table-cell>
          <table:table-cell office:value-type="float" office:value="12.742386341095" calcext:value-type="float">
            <text:p>12.742</text:p>
          </table:table-cell>
          <table:table-cell table:style-name="ce6" office:value-type="float" office:value="11.1117355823517" calcext:value-type="float">
            <text:p>11.112</text:p>
          </table:table-cell>
          <table:table-cell table:style-name="ce6" table:formula="of:=[.D23]-[.C23]" office:value-type="float" office:value="-1.63065075874329" calcext:value-type="float">
            <text:p>-1.631</text:p>
          </table:table-cell>
          <table:table-cell office:value-type="float" office:value="10.444988489151" calcext:value-type="float">
            <text:p>10.445</text:p>
          </table:table-cell>
          <table:table-cell table:style-name="ce6" office:value-type="float" office:value="9.87988471984863" calcext:value-type="float">
            <text:p>9.880</text:p>
          </table:table-cell>
          <table:table-cell table:style-name="ce6" table:formula="of:=[.G23]-[.F23]" office:value-type="float" office:value="-0.565103769302368" calcext:value-type="float">
            <text:p>-0.565</text:p>
          </table:table-cell>
          <table:table-cell table:style-name="ce4" table:formula="of:=[.C23]-[.F23]" office:value-type="float" office:value="2.29739785194397" calcext:value-type="float">
            <text:p>2.297</text:p>
          </table:table-cell>
          <table:table-cell table:style-name="ce4" table:formula="of:=[.D23]-[.G23]" office:value-type="float" office:value="1.23185086250305" calcext:value-type="float">
            <text:p>1.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2 rows</text:p>
          </table:table-cell>
          <table:table-cell office:value-type="string" calcext:value-type="string">
            <text:p>commit</text:p>
          </table:table-cell>
          <table:table-cell office:value-type="float" office:value="1.05342364311218" calcext:value-type="float">
            <text:p>1.053</text:p>
          </table:table-cell>
          <table:table-cell table:style-name="ce6" office:value-type="float" office:value="0.734766483306885" calcext:value-type="float">
            <text:p>0.735</text:p>
          </table:table-cell>
          <table:table-cell table:style-name="ce6" table:formula="of:=[.D24]-[.C24]" office:value-type="float" office:value="-0.318657159805298" calcext:value-type="float">
            <text:p>-0.319</text:p>
          </table:table-cell>
          <table:table-cell office:value-type="float" office:value="0.00316762924194336" calcext:value-type="float">
            <text:p>0.003</text:p>
          </table:table-cell>
          <table:table-cell table:style-name="ce4" office:value-type="float" office:value="0.0029900074005127" calcext:value-type="float">
            <text:p>0.003</text:p>
          </table:table-cell>
          <table:table-cell table:style-name="ce4" table:formula="of:=[.G24]-[.F24]" office:value-type="float" office:value="-0.000177621841430664" calcext:value-type="float">
            <text:p>0.000</text:p>
          </table:table-cell>
          <table:table-cell table:style-name="ce4" table:formula="of:=[.C24]-[.F24]" office:value-type="float" office:value="1.05025601387024" calcext:value-type="float">
            <text:p>1.050</text:p>
          </table:table-cell>
          <table:table-cell table:style-name="ce4" table:formula="of:=[.D24]-[.G24]" office:value-type="float" office:value="0.731776475906372" calcext:value-type="float">
            <text:p>0.7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2 columns</text:p>
          </table:table-cell>
          <table:table-cell office:value-type="string" calcext:value-type="string">
            <text:p>dset[:, ::2]</text:p>
          </table:table-cell>
          <table:table-cell office:value-type="float" office:value="114.574038267136" calcext:value-type="float">
            <text:p>114.574</text:p>
          </table:table-cell>
          <table:table-cell table:style-name="ce6" office:value-type="float" office:value="12.3566827774048" calcext:value-type="float">
            <text:p>12.357</text:p>
          </table:table-cell>
          <table:table-cell table:style-name="ce6" table:formula="of:=[.D25]-[.C25]" office:value-type="float" office:value="-102.217355489731" calcext:value-type="float">
            <text:p>-102.217</text:p>
          </table:table-cell>
          <table:table-cell office:value-type="float" office:value="157.307017803192" calcext:value-type="float">
            <text:p>157.307</text:p>
          </table:table-cell>
          <table:table-cell table:style-name="ce6" office:value-type="float" office:value="146.94694685936" calcext:value-type="float">
            <text:p>146.947</text:p>
          </table:table-cell>
          <table:table-cell table:style-name="ce6" table:formula="of:=[.G25]-[.F25]" office:value-type="float" office:value="-10.3600709438324" calcext:value-type="float">
            <text:p>-10.360</text:p>
          </table:table-cell>
          <table:table-cell table:style-name="ce4" table:formula="of:=[.C25]-[.F25]" office:value-type="float" office:value="-42.7329795360565" calcext:value-type="float">
            <text:p>-42.733</text:p>
          </table:table-cell>
          <table:table-cell table:style-name="ce4" table:formula="of:=[.D25]-[.G25]" office:value-type="float" office:value="-134.590264081955" calcext:value-type="float">
            <text:p>-134.5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with no uncommitted changes, step=2 columns</text:p>
          </table:table-cell>
          <table:table-cell office:value-type="string" calcext:value-type="string">
            <text:p>commit</text:p>
          </table:table-cell>
          <table:table-cell office:value-type="float" office:value="1.05180263519287" calcext:value-type="float">
            <text:p>1.052</text:p>
          </table:table-cell>
          <table:table-cell table:style-name="ce6" office:value-type="float" office:value="0.827580690383911" calcext:value-type="float">
            <text:p>0.828</text:p>
          </table:table-cell>
          <table:table-cell table:style-name="ce6" table:formula="of:=[.D26]-[.C26]" office:value-type="float" office:value="-0.22422194480896" calcext:value-type="float">
            <text:p>-0.224</text:p>
          </table:table-cell>
          <table:table-cell office:value-type="float" office:value="0.0032041072845459" calcext:value-type="float">
            <text:p>0.003</text:p>
          </table:table-cell>
          <table:table-cell table:style-name="ce4" office:value-type="float" office:value="0.00312948226928711" calcext:value-type="float">
            <text:p>0.003</text:p>
          </table:table-cell>
          <table:table-cell table:style-name="ce4" table:formula="of:=[.G26]-[.F26]" office:value-type="float" office:value="-0.0000746250152587891" calcext:value-type="float">
            <text:p>0.000</text:p>
          </table:table-cell>
          <table:table-cell table:style-name="ce4" table:formula="of:=[.C26]-[.F26]" office:value-type="float" office:value="1.04859852790833" calcext:value-type="float">
            <text:p>1.049</text:p>
          </table:table-cell>
          <table:table-cell table:style-name="ce4" table:formula="of:=[.D26]-[.G26]" office:value-type="float" office:value="0.824451208114624" calcext:value-type="float">
            <text:p>0.8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rows</text:p>
          </table:table-cell>
          <table:table-cell office:value-type="string" calcext:value-type="string">
            <text:p>dset[0, 0] = v</text:p>
          </table:table-cell>
          <table:table-cell office:value-type="float" office:value="0.716738700866699" calcext:value-type="float">
            <text:p>0.717</text:p>
          </table:table-cell>
          <table:table-cell table:style-name="ce6" office:value-type="float" office:value="0.182206630706787" calcext:value-type="float">
            <text:p>0.182</text:p>
          </table:table-cell>
          <table:table-cell table:style-name="ce6" table:formula="of:=[.D27]-[.C27]" office:value-type="float" office:value="-0.534532070159912" calcext:value-type="float">
            <text:p>-0.535</text:p>
          </table:table-cell>
          <table:table-cell office:value-type="float" office:value="0.0100986957550049" calcext:value-type="float">
            <text:p>0.010</text:p>
          </table:table-cell>
          <table:table-cell table:style-name="ce4" office:value-type="float" office:value="0.00696802139282227" calcext:value-type="float">
            <text:p>0.007</text:p>
          </table:table-cell>
          <table:table-cell table:style-name="ce4" table:formula="of:=[.G27]-[.F27]" office:value-type="float" office:value="-0.00313067436218262" calcext:value-type="float">
            <text:p>-0.003</text:p>
          </table:table-cell>
          <table:table-cell table:style-name="ce4" table:formula="of:=[.C27]-[.F27]" office:value-type="float" office:value="0.706640005111694" calcext:value-type="float">
            <text:p>0.707</text:p>
          </table:table-cell>
          <table:table-cell table:style-name="ce4" table:formula="of:=[.D27]-[.G27]" office:value-type="float" office:value="0.175238609313965" calcext:value-type="float">
            <text:p>0.1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rows</text:p>
          </table:table-cell>
          <table:table-cell office:value-type="string" calcext:value-type="string">
            <text:p>dset[::2]</text:p>
          </table:table-cell>
          <table:table-cell office:value-type="float" office:value="2.37477374076843" calcext:value-type="float">
            <text:p>2.375</text:p>
          </table:table-cell>
          <table:table-cell table:style-name="ce12" office:value-type="float" office:value="10.8139462471008" calcext:value-type="float">
            <text:p>10.814</text:p>
          </table:table-cell>
          <table:table-cell table:style-name="ce12" table:formula="of:=[.D28]-[.C28]" office:value-type="float" office:value="8.4391725063324" calcext:value-type="float">
            <text:p>8.439</text:p>
          </table:table-cell>
          <table:table-cell office:value-type="float" office:value="1.94092011451721" calcext:value-type="float">
            <text:p>1.941</text:p>
          </table:table-cell>
          <table:table-cell table:style-name="ce12" office:value-type="float" office:value="9.74483418464661" calcext:value-type="float">
            <text:p>9.745</text:p>
          </table:table-cell>
          <table:table-cell table:style-name="ce12" table:formula="of:=[.G28]-[.F28]" office:value-type="float" office:value="7.80391407012939" calcext:value-type="float">
            <text:p>7.804</text:p>
          </table:table-cell>
          <table:table-cell table:style-name="ce4" table:formula="of:=[.C28]-[.F28]" office:value-type="float" office:value="0.433853626251221" calcext:value-type="float">
            <text:p>0.434</text:p>
          </table:table-cell>
          <table:table-cell table:style-name="ce4" table:formula="of:=[.D28]-[.G28]" office:value-type="float" office:value="1.06911206245422" calcext:value-type="float">
            <text:p>1.0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rows</text:p>
          </table:table-cell>
          <table:table-cell office:value-type="string" calcext:value-type="string">
            <text:p>commit</text:p>
          </table:table-cell>
          <table:table-cell office:value-type="float" office:value="4.32762932777405" calcext:value-type="float">
            <text:p>4.328</text:p>
          </table:table-cell>
          <table:table-cell table:style-name="ce6" office:value-type="float" office:value="2.70659589767456" calcext:value-type="float">
            <text:p>2.707</text:p>
          </table:table-cell>
          <table:table-cell table:style-name="ce6" table:formula="of:=[.D29]-[.C29]" office:value-type="float" office:value="-1.62103343009949" calcext:value-type="float">
            <text:p>-1.621</text:p>
          </table:table-cell>
          <table:table-cell office:value-type="float" office:value="5.24114942550659" calcext:value-type="float">
            <text:p>5.241</text:p>
          </table:table-cell>
          <table:table-cell table:style-name="ce6" office:value-type="float" office:value="0.0653233528137207" calcext:value-type="float">
            <text:p>0.065</text:p>
          </table:table-cell>
          <table:table-cell table:style-name="ce6" table:formula="of:=[.G29]-[.F29]" office:value-type="float" office:value="-5.17582607269287" calcext:value-type="float">
            <text:p>-5.176</text:p>
          </table:table-cell>
          <table:table-cell table:style-name="ce4" table:formula="of:=[.C29]-[.F29]" office:value-type="float" office:value="-0.913520097732544" calcext:value-type="float">
            <text:p>-0.914</text:p>
          </table:table-cell>
          <table:table-cell table:style-name="ce4" table:formula="of:=[.D29]-[.G29]" office:value-type="float" office:value="2.64127254486084" calcext:value-type="float">
            <text:p>2.6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columns</text:p>
          </table:table-cell>
          <table:table-cell office:value-type="string" calcext:value-type="string">
            <text:p>dset[0, 0] = v</text:p>
          </table:table-cell>
          <table:table-cell office:value-type="float" office:value="0.649340629577637" calcext:value-type="float">
            <text:p>0.649</text:p>
          </table:table-cell>
          <table:table-cell table:style-name="ce6" office:value-type="float" office:value="0.184986114501953" calcext:value-type="float">
            <text:p>0.185</text:p>
          </table:table-cell>
          <table:table-cell table:style-name="ce6" table:formula="of:=[.D30]-[.C30]" office:value-type="float" office:value="-0.464354515075684" calcext:value-type="float">
            <text:p>-0.464</text:p>
          </table:table-cell>
          <table:table-cell office:value-type="float" office:value="0.0189659595489502" calcext:value-type="float">
            <text:p>0.019</text:p>
          </table:table-cell>
          <table:table-cell table:style-name="ce4" office:value-type="float" office:value="0.00870037078857422" calcext:value-type="float">
            <text:p>0.009</text:p>
          </table:table-cell>
          <table:table-cell table:style-name="ce4" table:formula="of:=[.G30]-[.F30]" office:value-type="float" office:value="-0.010265588760376" calcext:value-type="float">
            <text:p>-0.010</text:p>
          </table:table-cell>
          <table:table-cell table:style-name="ce4" table:formula="of:=[.C30]-[.F30]" office:value-type="float" office:value="0.630374670028687" calcext:value-type="float">
            <text:p>0.630</text:p>
          </table:table-cell>
          <table:table-cell table:style-name="ce4" table:formula="of:=[.D30]-[.G30]" office:value-type="float" office:value="0.176285743713379" calcext:value-type="float">
            <text:p>0.1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columns</text:p>
          </table:table-cell>
          <table:table-cell office:value-type="string" calcext:value-type="string">
            <text:p>dset[:, ::2]</text:p>
          </table:table-cell>
          <table:table-cell office:value-type="float" office:value="2.45768165588379" calcext:value-type="float">
            <text:p>2.458</text:p>
          </table:table-cell>
          <table:table-cell table:style-name="ce12" office:value-type="float" office:value="12.1322412490845" calcext:value-type="float">
            <text:p>12.132</text:p>
          </table:table-cell>
          <table:table-cell table:style-name="ce12" table:formula="of:=[.D31]-[.C31]" office:value-type="float" office:value="9.67455959320068" calcext:value-type="float">
            <text:p>9.675</text:p>
          </table:table-cell>
          <table:table-cell office:value-type="float" office:value="2.00873398780823" calcext:value-type="float">
            <text:p>2.009</text:p>
          </table:table-cell>
          <table:table-cell table:style-name="ce12" office:value-type="float" office:value="144.65815448761" calcext:value-type="float">
            <text:p>144.658</text:p>
          </table:table-cell>
          <table:table-cell table:style-name="ce12" table:formula="of:=[.G31]-[.F31]" office:value-type="float" office:value="142.649420499802" calcext:value-type="float">
            <text:p>142.649</text:p>
          </table:table-cell>
          <table:table-cell table:style-name="ce4" table:formula="of:=[.C31]-[.F31]" office:value-type="float" office:value="0.448947668075562" calcext:value-type="float">
            <text:p>0.449</text:p>
          </table:table-cell>
          <table:table-cell table:style-name="ce4" table:formula="of:=[.D31]-[.G31]" office:value-type="float" office:value="-132.525913238525" calcext:value-type="float">
            <text:p>-132.5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titem after a single chunk has been changed, step=2 columns</text:p>
          </table:table-cell>
          <table:table-cell office:value-type="string" calcext:value-type="string">
            <text:p>commit</text:p>
          </table:table-cell>
          <table:table-cell office:value-type="float" office:value="4.44881939888001" calcext:value-type="float">
            <text:p>4.449</text:p>
          </table:table-cell>
          <table:table-cell table:style-name="ce6" office:value-type="float" office:value="2.72583079338074" calcext:value-type="float">
            <text:p>2.726</text:p>
          </table:table-cell>
          <table:table-cell table:style-name="ce6" table:formula="of:=[.D32]-[.C32]" office:value-type="float" office:value="-1.72298860549927" calcext:value-type="float">
            <text:p>-1.723</text:p>
          </table:table-cell>
          <table:table-cell office:value-type="float" office:value="5.17847514152527" calcext:value-type="float">
            <text:p>5.178</text:p>
          </table:table-cell>
          <table:table-cell table:style-name="ce6" office:value-type="float" office:value="0.0655009746551514" calcext:value-type="float">
            <text:p>0.066</text:p>
          </table:table-cell>
          <table:table-cell table:style-name="ce6" table:formula="of:=[.G32]-[.F32]" office:value-type="float" office:value="-5.11297416687012" calcext:value-type="float">
            <text:p>-5.113</text:p>
          </table:table-cell>
          <table:table-cell table:style-name="ce4" table:formula="of:=[.C32]-[.F32]" office:value-type="float" office:value="-0.729655742645264" calcext:value-type="float">
            <text:p>-0.730</text:p>
          </table:table-cell>
          <table:table-cell table:style-name="ce4" table:formula="of:=[.D32]-[.G32]" office:value-type="float" office:value="2.66032981872559" calcext:value-type="float">
            <text:p>2.6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dset.resize((d + 1, d))</text:p>
          </table:table-cell>
          <table:table-cell office:value-type="float" office:value="3.47511625289917" calcext:value-type="float">
            <text:p>3.475</text:p>
          </table:table-cell>
          <table:table-cell table:style-name="ce6" office:value-type="float" office:value="0.179937601089478" calcext:value-type="float">
            <text:p>0.180</text:p>
          </table:table-cell>
          <table:table-cell table:style-name="ce6" table:formula="of:=[.D33]-[.C33]" office:value-type="float" office:value="-3.29517865180969" calcext:value-type="float">
            <text:p>-3.295</text:p>
          </table:table-cell>
          <table:table-cell office:value-type="float" office:value="2.02384829521179" calcext:value-type="float">
            <text:p>2.024</text:p>
          </table:table-cell>
          <table:table-cell table:style-name="ce6" office:value-type="float" office:value="0.000643253326416016" calcext:value-type="float">
            <text:p>0.001</text:p>
          </table:table-cell>
          <table:table-cell table:style-name="ce6" table:formula="of:=[.G33]-[.F33]" office:value-type="float" office:value="-2.02320504188538" calcext:value-type="float">
            <text:p>-2.023</text:p>
          </table:table-cell>
          <table:table-cell table:style-name="ce4" table:formula="of:=[.C33]-[.F33]" office:value-type="float" office:value="1.45126795768738" calcext:value-type="float">
            <text:p>1.451</text:p>
          </table:table-cell>
          <table:table-cell table:style-name="ce4" table:formula="of:=[.D33]-[.G33]" office:value-type="float" office:value="0.179294347763062" calcext:value-type="float">
            <text:p>0.1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ize to add 1 chunk</text:p>
          </table:table-cell>
          <table:table-cell office:value-type="string" calcext:value-type="string">
            <text:p>commit</text:p>
          </table:table-cell>
          <table:table-cell office:value-type="float" office:value="2.25078916549683" calcext:value-type="float">
            <text:p>2.251</text:p>
          </table:table-cell>
          <table:table-cell table:style-name="ce7" office:value-type="float" office:value="2.61273980140686" calcext:value-type="float">
            <text:p>2.613</text:p>
          </table:table-cell>
          <table:table-cell table:style-name="ce7" table:formula="of:=[.D34]-[.C34]" office:value-type="float" office:value="0.361950635910034" calcext:value-type="float">
            <text:p>0.362</text:p>
          </table:table-cell>
          <table:table-cell office:value-type="float" office:value="0.00825667381286621" calcext:value-type="float">
            <text:p>0.008</text:p>
          </table:table-cell>
          <table:table-cell table:style-name="ce4" office:value-type="float" office:value="0.0087738037109375" calcext:value-type="float">
            <text:p>0.009</text:p>
          </table:table-cell>
          <table:table-cell table:style-name="ce4" table:formula="of:=[.G34]-[.F34]" office:value-type="float" office:value="0.000517129898071289" calcext:value-type="float">
            <text:p>0.001</text:p>
          </table:table-cell>
          <table:table-cell table:style-name="ce4" table:formula="of:=[.C34]-[.F34]" office:value-type="float" office:value="2.24253249168396" calcext:value-type="float">
            <text:p>2.243</text:p>
          </table:table-cell>
          <table:table-cell table:style-name="ce4" table:formula="of:=[.D34]-[.G34]" office:value-type="float" office:value="2.60396599769592" calcext:value-type="float">
            <text:p>2.604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4"/>
          <table:table-cell table:number-columns-repeated="1008"/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1009"/>
        </table:table-row>
        <table:table-row table:style-name="ro1" table:number-rows-repeated="1048536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6:28:39.182651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7:14:24.979649602</dc:date>
    <meta:editing-duration>PT1H26M47S</meta:editing-duration>
    <meta:editing-cycles>11</meta:editing-cycles>
    <meta:generator>LibreOffice/24.2.6.2$Linux_X86_64 LibreOffice_project/420$Build-2</meta:generator>
    <meta:document-statistic meta:table-count="1" meta:cell-count="331" meta:object-count="0"/>
  </office:meta>
</office:document-meta>
</file>